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Helvetica, sans-serif"/>
    <style:font-face style:name="Arial1" svg:font-family="Arial, 'Trebuchet MS', sans-serif, Tahoma, Verdana"/>
    <style:font-face style:name="OpenSymbol" svg:font-family="OpenSymbol"/>
    <style:font-face style:name="Tahoma1" svg:font-family="Tahoma"/>
    <style:font-face style:name="TimesNewRoman1" svg:font-family="TimesNewRoman"/>
    <style:font-face style:name="TimesNewRoman" svg:font-family="TimesNewRoman, Bold"/>
    <style:font-face style:name="TimesNewRoman2" svg:font-family="TimesNewRoman, Italic"/>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1043in" fo:margin-right="0.1043in" fo:margin-top="0in" fo:margin-bottom="0in" style:line-height-at-least="0.1874in" fo:text-align="start" style:justify-single-word="false" fo:text-indent="0in" style:auto-text-indent="false" fo:padding="0in" fo:border="none"/>
    </style:style>
    <style:style style:name="P2" style:family="paragraph" style:parent-style-name="Text_20_body">
      <style:paragraph-properties fo:margin-left="0.1043in" fo:margin-right="0.1043in" fo:margin-top="0in" fo:margin-bottom="0in" style:line-height-at-least="0.1874in" fo:text-align="start" style:justify-single-word="false" fo:text-indent="0in" style:auto-text-indent="false" fo:padding="0in" fo:border="none"/>
      <style:text-properties fo:font-size="12pt" style:font-size-asian="12pt" style:font-size-complex="12pt"/>
    </style:style>
    <style:style style:name="P3" style:family="paragraph" style:parent-style-name="Text_20_body">
      <style:paragraph-properties fo:margin-left="0in" fo:margin-right="0in" fo:margin-top="0in" fo:margin-bottom="0in" style:line-height-at-least="0.1874in" fo:text-align="center" style:justify-single-word="false" fo:text-indent="0in" style:auto-text-indent="false" fo:padding="0in" fo:border="none"/>
    </style:style>
    <style:style style:name="P4" style:family="paragraph" style:parent-style-name="Text_20_body">
      <style:paragraph-properties fo:margin-left="0in" fo:margin-right="0.1043in" fo:margin-top="0in" fo:margin-bottom="0in" style:line-height-at-least="0.1874in" fo:text-align="start" style:justify-single-word="false" fo:text-indent="0in" style:auto-text-indent="false" fo:padding="0in" fo:border="none"/>
    </style:style>
    <style:style style:name="P5" style:family="paragraph" style:parent-style-name="Text_20_body">
      <style:paragraph-properties fo:margin-left="0in" fo:margin-right="0.1043in" fo:margin-top="0in" fo:margin-bottom="0in" style:line-height-at-least="0.1874in" fo:text-align="start" style:justify-single-word="false" fo:text-indent="0in" style:auto-text-indent="false" fo:padding="0in" fo:border="none"/>
      <style:text-properties fo:font-size="10pt" style:font-size-asian="10pt" style:font-size-complex="10pt"/>
    </style:style>
    <style:style style:name="P6" style:family="paragraph" style:parent-style-name="Heading_20_2">
      <style:paragraph-properties fo:margin-left="0.1043in" fo:margin-right="0.1043in" fo:margin-top="0in" fo:margin-bottom="0in" style:line-height-at-least="0.1874in" fo:text-align="start" style:justify-single-word="false" fo:text-indent="0in" style:auto-text-indent="false" fo:padding="0in" fo:border="none"/>
    </style:style>
    <style:style style:name="P7" style:family="paragraph" style:parent-style-name="Heading_20_3">
      <style:paragraph-properties fo:margin-left="0.1043in" fo:margin-right="0.1043in" fo:margin-top="0in" fo:margin-bottom="0in" fo:line-height="200%" fo:text-align="start" style:justify-single-word="false" fo:text-indent="0in" style:auto-text-indent="false" fo:padding="0in" fo:border="none"/>
      <style:text-properties fo:font-variant="normal" fo:text-transform="none" fo:color="#000000" style:font-name="Arial1" fo:letter-spacing="normal" fo:font-style="normal" fo:font-weight="bold"/>
    </style:style>
    <style:style style:name="T1" style:family="text">
      <style:text-properties fo:font-variant="normal" fo:text-transform="none" fo:color="#000000" style:font-name="TimesNewRoman" fo:font-size="24pt" fo:letter-spacing="normal" fo:font-style="normal" fo:font-weight="bold"/>
    </style:style>
    <style:style style:name="T2" style:family="text">
      <style:text-properties fo:font-variant="normal" fo:text-transform="none" fo:color="#000000" style:font-name="TimesNewRoman" fo:font-size="24pt" fo:letter-spacing="normal" fo:font-style="normal" style:text-underline-style="solid" style:text-underline-width="auto" style:text-underline-color="font-color" fo:font-weight="bold"/>
    </style:style>
    <style:style style:name="T3" style:family="text">
      <style:text-properties fo:font-variant="normal" fo:text-transform="none" fo:color="#000000" style:font-name="TimesNewRoman" fo:font-size="36pt" fo:letter-spacing="normal" fo:font-style="normal" fo:font-weight="bold"/>
    </style:style>
    <style:style style:name="T4" style:family="text">
      <style:text-properties fo:font-variant="normal" fo:text-transform="none" fo:color="#000000" style:font-name="TimesNewRoman" fo:font-size="10pt" fo:letter-spacing="normal" fo:font-style="normal" fo:font-weight="bold"/>
    </style:style>
    <style:style style:name="T5" style:family="text">
      <style:text-properties fo:font-variant="normal" fo:text-transform="none" fo:color="#000000" style:font-name="TimesNewRoman" fo:font-size="10pt" fo:letter-spacing="normal" fo:font-style="normal" fo:font-weight="normal" style:font-weight-asian="normal" style:font-weight-complex="normal"/>
    </style:style>
    <style:style style:name="T6" style:family="text">
      <style:text-properties fo:font-variant="normal" fo:text-transform="none" fo:color="#000000" style:font-name="TimesNewRoman" fo:font-size="14pt" fo:letter-spacing="normal" fo:font-style="normal" fo:font-weight="bold"/>
    </style:style>
    <style:style style:name="T7" style:family="text">
      <style:text-properties fo:font-variant="normal" fo:text-transform="none" fo:color="#000000" style:font-name="inherit" fo:font-size="10pt" fo:letter-spacing="normal" fo:font-style="normal" fo:font-weight="bold"/>
    </style:style>
    <style:style style:name="T8" style:family="text">
      <style:text-properties fo:font-variant="normal" fo:text-transform="none" fo:color="#000000" style:font-name="inherit" fo:font-size="9pt" fo:letter-spacing="normal" fo:font-style="normal" fo:font-weight="bold"/>
    </style:style>
    <style:style style:name="T9" style:family="text">
      <style:text-properties fo:font-variant="normal" fo:text-transform="none" fo:color="#000000" style:font-name="TimesNewRoman1" fo:font-size="24pt" fo:letter-spacing="normal" fo:font-style="normal" fo:font-weight="normal"/>
    </style:style>
    <style:style style:name="T10" style:family="text">
      <style:text-properties fo:font-variant="normal" fo:text-transform="none" fo:color="#000000" style:font-name="TimesNewRoman1" fo:font-size="10pt" fo:letter-spacing="normal" fo:font-style="normal" fo:font-weight="normal"/>
    </style:style>
    <style:style style:name="T11" style:family="text">
      <style:text-properties fo:font-variant="normal" fo:text-transform="none" fo:color="#000000" style:font-name="TimesNewRoman1" fo:font-size="10pt" fo:letter-spacing="normal" fo:font-style="normal" fo:font-weight="normal" style:font-size-asian="10pt" style:font-size-complex="10pt"/>
    </style:style>
    <style:style style:name="T12" style:family="text">
      <style:text-properties fo:font-variant="normal" fo:text-transform="none" fo:color="#000000" style:font-name="TimesNewRoman1" fo:font-size="14pt" fo:letter-spacing="normal" fo:font-style="normal" fo:font-weight="normal"/>
    </style:style>
    <style:style style:name="T13" style:family="text">
      <style:text-properties fo:font-variant="normal" fo:text-transform="none" fo:color="#000000" style:font-name="TimesNewRoman1" fo:font-size="14pt" fo:letter-spacing="normal" fo:font-style="normal" fo:font-weight="bold" style:font-weight-asian="bold" style:font-weight-complex="bold"/>
    </style:style>
    <style:style style:name="T14" style:family="text">
      <style:text-properties fo:font-variant="normal" fo:text-transform="none" fo:color="#000000" style:font-name="TimesNewRoman1" fo:font-size="14pt" fo:letter-spacing="normal" fo:font-style="normal" fo:font-weight="bold" style:font-size-asian="14pt" style:font-weight-asian="bold" style:font-size-complex="14pt" style:font-weight-complex="bold"/>
    </style:style>
    <style:style style:name="T15" style:family="text">
      <style:text-properties fo:font-variant="normal" fo:text-transform="none" fo:color="#000000" style:font-name="TimesNewRoman1" fo:font-size="12pt" fo:letter-spacing="normal" fo:font-style="normal" fo:font-weight="normal" style:font-size-asian="12pt" style:font-size-complex="12pt"/>
    </style:style>
    <style:style style:name="T16" style:family="text">
      <style:text-properties fo:font-variant="normal" fo:text-transform="none" fo:color="#000000" style:font-name="TimesNewRoman1" fo:letter-spacing="normal" fo:font-style="normal" fo:font-weight="normal"/>
    </style:style>
    <style:style style:name="T17" style:family="text">
      <style:text-properties fo:font-variant="normal" fo:text-transform="none" fo:color="#000000" style:font-name="Arial1" fo:font-size="9pt" fo:letter-spacing="normal" fo:font-style="normal" fo:font-weight="normal"/>
    </style:style>
    <style:style style:name="T18" style:family="text">
      <style:text-properties fo:font-variant="normal" fo:text-transform="none" fo:color="#000000" style:font-name="TimesNewRoman2" fo:font-size="10pt" fo:letter-spacing="normal" fo:font-style="italic" fo:font-weight="normal"/>
    </style:style>
    <style:style style:name="T19" style:family="text">
      <style:text-properties fo:font-variant="normal" fo:text-transform="none" fo:color="#000000" style:font-name="TimesNewRoman2" fo:font-size="10pt" fo:letter-spacing="normal" fo:font-style="normal" fo:font-weight="normal" style:font-style-asian="normal" style:font-style-complex="normal"/>
    </style:style>
    <style:style style:name="T20" style:family="text">
      <style:text-properties fo:font-variant="normal" fo:text-transform="none" fo:color="#000000" style:font-name="TimesNewRoman2" fo:font-size="12pt" fo:letter-spacing="normal" fo:font-style="normal" fo:font-weight="normal" style:font-size-asian="12pt" style:font-style-asian="normal" style:font-size-complex="12pt" style:font-style-complex="normal"/>
    </style:style>
    <style:style style:name="T21" style:family="text">
      <style:text-properties fo:font-variant="normal" fo:text-transform="none" fo:color="#000000" style:font-name="Arial2" fo:font-size="9.75pt" fo:letter-spacing="normal" fo:font-style="normal" fo:font-weight="normal"/>
    </style:style>
    <style:style style:name="T22" style:family="text">
      <style:text-properties fo:font-variant="normal" fo:text-transform="none" fo:color="#000000" style:font-name="Arial2" fo:font-size="9.75pt" fo:letter-spacing="normal" fo:font-style="normal" fo:font-weight="normal" fo:background-color="transparent"/>
    </style:style>
    <style:style style:name="T23" style:family="text">
      <style:text-properties fo:font-variant="normal" fo:text-transform="none" fo:color="#808080" style:font-name="TimesNewRoman1" fo:font-size="10pt" fo:letter-spacing="normal" fo:font-style="normal" fo:font-weight="normal"/>
    </style:style>
    <style:style style:name="T24" style:family="text">
      <style:text-properties fo:font-variant="normal" fo:text-transform="none" fo:color="#808080" style:font-name="TimesNewRoman1" fo:font-size="10pt" fo:letter-spacing="normal" fo:font-style="normal" fo:font-weight="normal" style:font-size-asian="10pt" style:font-size-complex="10pt"/>
    </style:style>
    <style:style style:name="T25" style:family="text">
      <style:text-properties fo:font-variant="normal" fo:text-transform="none" fo:color="#808080" style:font-name="inherit" fo:font-size="7.5pt" fo:letter-spacing="normal" fo:font-style="normal" fo:font-weight="bold"/>
    </style:style>
    <style:style style:name="T26" style:family="text">
      <style:text-properties style:font-name="TimesNewRoman1" fo:font-size="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Design Document for:</text:span></text:span></text:p>
      <text:p text:style-name="P3"><text:span text:style-name="Strong_20_Emphasis"><text:span text:style-name="T3">HyperLight</text:span></text:span></text:p>
      <text:p text:style-name="P3"><text:span text:style-name="Strong_20_Emphasis"><text:span text:style-name="T4">Explore the outer reaches of the galaxie!</text:span></text:span><text:span text:style-name="T10"><text:line-break/>All work Copyright ©2013 by<text:line-break/>Written by Jon Rurka<text:line-break/>Version # 1.00<text:line-break/>Wednesday, May 1, 2013</text:span></text:p>
      <text:p text:style-name="Text_20_body"/>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23">Copyright (C) 2013 Jon Rurka – All rights reserved</text:span></text:p>
      <text:p text:style-name="P1"><text:span text:style-name="T9"><text:line-break/></text:span><text:soft-page-break/><text:span text:style-name="T9">Table of Contents</text:span><text:span text:style-name="Strong_20_Emphasis"><text:span text:style-name="T1"><text:line-break/>Design History</text:span></text:span><text:span text:style-name="Strong_20_Emphasis"><text:span text:style-name="T7">_________________________________________________2</text:span></text:span><text:span text:style-name="T17"><text:line-break/></text:span><text:span text:style-name="Strong_20_Emphasis"><text:span text:style-name="T4">Game Overview ______________________________________________________3</text:span></text:span><text:span text:style-name="T10"><text:line-break/>In One Sentence _______________________________________________________3<text:line-break/>Abstract  _____________________________________________________________3<text:line-break/>Platform  _____________________________________________________________3<text:line-break/>Theme of the Game____________ ________________________________________3<text:line-break/>Target Audience ________________________________________________________3<text:line-break/>Unique Selling Points______________________________________________________3</text:span><text:span text:style-name="T17"><text:line-break/></text:span><text:span text:style-name="T10">Philosophy _____________________________________________________________3</text:span><text:span text:style-name="T17"><text:line-break/></text:span><text:span text:style-name="T10">Common Questions ______________________________________________________3</text:span><text:span text:style-name="Strong_20_Emphasis"><text:span text:style-name="T4"><text:line-break/>Game Mechanics ______________________________________________________4</text:span></text:span><text:span text:style-name="T10"><text:line-break/>Game Type ___________________________________________________________4<text:line-break/>Controls ______________________________________________________________4<text:line-break/>Scoring _______________________________________________________________4<text:line-break/>Win and Lose Conditions________________________________________________4<text:line-break/>Level Design __________________________________________________________4<text:line-break/>Hours of Gameplay ____________________________________________________4<text:line-break/>Victory Conditions _____________________________________________________4<text:line-break/>Benefits / rewards______________________________________________________4<text:line-break/>Penalty / obstructions  __________________________________________________4<text:line-break/>Story_________________________________________________________________4<text:line-break/>Characters_____________________________________________________________4</text:span><text:span text:style-name="Strong_20_Emphasis"><text:span text:style-name="T4"><text:line-break/>Visual Style  ___________________________________________________________5</text:span></text:span><text:span text:style-name="T10"><text:line-break/>Game screens __________________________________________________________5<text:line-break/>Assets ________________________________________________________________5<text:line-break/>User Interface __________________________________________________________5</text:span><text:span text:style-name="T17"><text:line-break/></text:span><text:span text:style-name="T10">Musical Scores and Sound Effects _________________________________________5</text:span><text:span text:style-name="Emphasis"><text:span text:style-name="T18"><text:line-break/>List of sound effects and where they are used. _______________________________5</text:span></text:span><text:span text:style-name="Strong_20_Emphasis"><text:span text:style-name="T8"><text:line-break/></text:span></text:span><text:span text:style-name="Strong_20_Emphasis"><text:span text:style-name="T7">Extra Stuff_____________________________________________________________6</text:span></text:span><text:span text:style-name="T10"><text:line-break/>Overview _______________________________________________________________6<text:line-break/>Junk I am working on…___________________________________________________6</text:span><text:span text:style-name="T17"><text:line-break/></text:span><text:span text:style-name="Strong_20_Emphasis"><text:span text:style-name="T17">“</text:span></text:span><text:span text:style-name="Strong_20_Emphasis"><text:span text:style-name="T4">User Interface Appendix” ______________________________________________7<text:line-break/>“Other Appendix” ______________________________________________________8</text:span></text:span><text:span text:style-name="T17"><text:line-break/></text:span></text:p>
      <text:p text:style-name="P1"><text:span text:style-name="T17"/></text:p>
      <text:p text:style-name="P1"><text:span text:style-name="T17"/></text:p>
      <text:p text:style-name="P1"><text:span text:style-name="T17"/></text:p>
      <text:p text:style-name="P1"><text:span text:style-name="T17"/></text:p>
      <text:p text:style-name="P1"><text:span text:style-name="T17"/></text:p>
      <text:p text:style-name="P1"><text:span text:style-name="T17"/></text:p>
      <text:p text:style-name="P1"><text:span text:style-name="T17"/></text:p>
      <text:p text:style-name="P1"><text:span text:style-name="T17"/></text:p>
      <text:p text:style-name="P1"><text:span text:style-name="T17"/></text:p>
      <text:p text:style-name="P1"><text:span text:style-name="T17"/></text:p>
      <text:p text:style-name="P1"><text:span text:style-name="T17"/></text:p>
      <text:p text:style-name="P1"><text:span text:style-name="T17"/></text:p>
      <text:p text:style-name="P1"><text:span text:style-name="T17"/></text:p>
      <text:p text:style-name="P1"><text:span text:style-name="T17"/></text:p>
      <text:p text:style-name="P1"><text:span text:style-name="T23"><text:line-break/>Copyright (C) 2013 Jon Rurka – All rights reserved<text:tab/><text:tab/><text:tab/><text:tab/><text:tab/><text:tab/><text:tab/>page 1<text:tab/></text:span><text:span text:style-name="Strong_20_Emphasis"><text:span text:style-name="T1"><text:line-break/></text:span></text:span><text:soft-page-break/><text:span text:style-name="Strong_20_Emphasis"><text:span text:style-name="T1">Design History</text:span></text:span><text:span text:style-name="Emphasis"><text:span text:style-name="T18"><text:line-break/>The Design history accounts for every change the document has gone through. So far there has only been one release.</text:span></text:span></text:p>
      <text:p text:style-name="P1"><text:span text:style-name="Strong_20_Emphasis"><text:span text:style-name="T6"><text:line-break/>Version 1.0</text:span></text:span><text:span text:style-name="T10"><text:line-break/>This is the first release of this document.<text:line-break/></text:span></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23"><text:line-break/>Copyright (C) 2013 Jon Rurka – All rights reserved<text:tab/><text:tab/><text:tab/><text:tab/><text:tab/><text:tab/><text:tab/>page 2</text:span></text:p>
      <text:h text:style-name="P6" text:outline-level="2"><text:soft-page-break/><text:span text:style-name="Strong_20_Emphasis"><text:span text:style-name="T2">Game Overview</text:span></text:span></text:h>
      <text:p text:style-name="P1"><text:span text:style-name="T13">In One Sentence</text:span><text:span text:style-name="T10"><text:line-break/></text:span><text:span text:style-name="T15">Build your Star ship peice by peice!</text:span><text:span text:style-name="T10"><text:line-break/></text:span><text:span text:style-name="T12"><text:line-break/></text:span><text:span text:style-name="T13">Abstract</text:span><text:span text:style-name="T10"><text:line-break/></text:span><text:span text:style-name="T21">HyperLight is a sandbox game in which it's the goal of the player to build their very own starship. They begin in a very small, simple ship that is capably of basic combat and resource gathering. As they mine and collect salvage from other shipwrecks, they can build new modules to install onto their ship. </text:span><text:span text:style-name="T22"><text:line-break/></text:span><text:span text:style-name="T12"><text:line-break/></text:span><text:span text:style-name="T13">Platform</text:span><text:span text:style-name="T10"><text:line-break/></text:span><text:span text:style-name="T15">Windows.</text:span></text:p>
      <text:p text:style-name="P1"><text:span text:style-name="T12"><text:line-break/></text:span><text:span text:style-name="T13">Theme of the game</text:span><text:span text:style-name="Emphasis"><text:span text:style-name="T18"><text:line-break/></text:span></text:span><text:span text:style-name="Emphasis"><text:span text:style-name="T20">Space Sandbox.</text:span></text:span></text:p>
      <text:p text:style-name="P1"><text:span text:style-name="T12"><text:line-break/></text:span><text:span text:style-name="T13">Target Audience</text:span><text:span text:style-name="T10"><text:line-break/></text:span><text:span text:style-name="T15">Teens</text:span></text:p>
      <text:p text:style-name="P1"><text:span text:style-name="T12"><text:line-break/></text:span><text:span text:style-name="T13">Unique Selling Points</text:span><text:span text:style-name="T10"><text:line-break/></text:span><text:span text:style-name="Strong_20_Emphasis"><text:span text:style-name="T4"><text:line-break/></text:span></text:span><text:span text:style-name="T12"><text:line-break/></text:span><text:span text:style-name="T13">Philosophy</text:span><text:span text:style-name="Strong_20_Emphasis"><text:span text:style-name="T4"><text:line-break/></text:span></text:span><text:span text:style-name="Strong_20_Emphasis"><text:span text:style-name="T5">We believe that the user should have full control. </text:span></text:span><text:span text:style-name="T23"><text:line-break/></text:span></text:p>
      <text:h text:style-name="P7" text:outline-level="3"><text:span text:style-name="T26">Common Questions</text:span></text:h>
      <text:p text:style-name="P2"><text:span text:style-name="T16">What is the game?</text:span></text:p>
      <text:p text:style-name="P1"><text:span text:style-name="T10">A game about ship building.</text:span></text:p>
      <text:p text:style-name="P1"><text:span text:style-name="T10"><text:line-break/></text:span><text:span text:style-name="T15">Why create this game?</text:span></text:p>
      <text:p text:style-name="P1"><text:span text:style-name="T10">Because I liked EVE, and thought i'd be amazing if I could make a custom ship in it.</text:span></text:p>
      <text:p text:style-name="P1"><text:span text:style-name="T10"><text:line-break/></text:span><text:span text:style-name="T15">Where does the game take place?</text:span></text:p>
      <text:p text:style-name="P1"><text:span text:style-name="T11">Space!</text:span></text:p>
      <text:p text:style-name="P1"><text:span text:style-name="T10"><text:line-break/></text:span><text:span text:style-name="T15">What do I control?</text:span></text:p>
      <text:p text:style-name="P1"><text:span text:style-name="T11">A spaceship, and maybe eventually a spacestation!</text:span></text:p>
      <text:p text:style-name="P1"><text:span text:style-name="T10"><text:line-break/></text:span><text:span text:style-name="T15">How many characters do I control?</text:span></text:p>
      <text:p text:style-name="P1"><text:span text:style-name="T11">You will be able to have as many ships as you want.</text:span></text:p>
      <text:p text:style-name="P1"><text:span text:style-name="T10"><text:line-break/></text:span><text:span text:style-name="T15">What is the main focus?</text:span></text:p>
      <text:p text:style-name="P1"><text:span text:style-name="T11">Custimizability.</text:span></text:p>
      <text:p text:style-name="P1"><text:span text:style-name="T10"><text:line-break/></text:span><text:span text:style-name="T15">What’s different?</text:span></text:p>
      <text:p text:style-name="P1"><text:span text:style-name="T15"/></text:p>
      <text:p text:style-name="P1"><text:span text:style-name="T15"/></text:p>
      <text:p text:style-name="P4"><text:span text:style-name="T23"><text:line-break/>Copyright (C) 2013 Jon Rurka – All rights reserved<text:tab/><text:tab/><text:tab/><text:tab/><text:tab/><text:tab/><text:tab/>page 3</text:span><text:span text:style-name="Strong_20_Emphasis"><text:span text:style-name="T25"><text:line-break/></text:span></text:span><text:soft-page-break/><text:span text:style-name="Strong_20_Emphasis"><text:span text:style-name="T1">Game Mechanics</text:span></text:span><text:span text:style-name="Emphasis"><text:span text:style-name="T18"><text:line-break/></text:span></text:span><text:span text:style-name="T12"><text:line-break/></text:span><text:span text:style-name="T13">Game Type</text:span><text:span text:style-name="T10"><text:line-break/>Sandbox MMO..</text:span></text:p>
      <text:p text:style-name="P4"><text:span text:style-name="T12"><text:line-break/></text:span><text:span text:style-name="T13">Controls</text:span></text:p>
      <text:p text:style-name="P5"><text:span text:style-name="T16">Use the arrow keys to move the camera around, and the scroll wheel to zoom in and out.</text:span></text:p>
      <text:p text:style-name="P4"><text:span text:style-name="T10"><text:line-break/>In the editor and when you select to make a new ship, you are given option on which bridge type you want to make, and drag it into the work area. You will then be given options for other parts and drag those into the work area. Right clicking a peice while hovering the mouse over it will rotate it counter-clockwise.</text:span></text:p>
      <text:p text:style-name="P4"><text:span text:style-name="T10"/></text:p>
      <text:p text:style-name="P4"><text:span text:style-name="T10">In space you control velocity with the "W" and "S" keys turn with "A" and "D". If you <text:s/>left click on a ship module in space, it will show you a menu for certian actions you can do with the peice.</text:span></text:p>
      <text:p text:style-name="P4"><text:span text:style-name="T12"><text:line-break/></text:span><text:span text:style-name="T13">Scoring</text:span><text:span text:style-name="T10"><text:line-break/>&lt;to be completed&gt;</text:span></text:p>
      <text:p text:style-name="P4"><text:span text:style-name="T12"><text:line-break/></text:span><text:span text:style-name="T13">Win and Lose Conditions</text:span><text:span text:style-name="T10"><text:line-break/>If you ship get destroyed, you loose are given the option to repaire it or create a new one. There is no "win" situation.</text:span></text:p>
      <text:p text:style-name="P4"><text:span text:style-name="T12"><text:line-break/></text:span><text:span text:style-name="T13">Level Design</text:span><text:span text:style-name="T10"><text:line-break/>There is one, big open map where the player interacts with each other. The map will be divided into sections.</text:span></text:p>
      <text:p text:style-name="P4"><text:span text:style-name="T13"><text:line-break/>Hours of Gameplay</text:span><text:span text:style-name="Emphasis"><text:span text:style-name="T18"><text:line-break/></text:span></text:span><text:span text:style-name="Emphasis"><text:span text:style-name="T19">A few hours per day.</text:span></text:span></text:p>
      <text:p text:style-name="P4"><text:span text:style-name="T12"><text:line-break/></text:span><text:span text:style-name="T13">Victory Conditions</text:span><text:span text:style-name="T10"><text:line-break/>There is no win situation.</text:span></text:p>
      <text:p text:style-name="P4"><text:span text:style-name="T12"><text:line-break/></text:span><text:span text:style-name="T13">Benefits / rewards</text:span><text:span text:style-name="Emphasis"><text:span text:style-name="T18"><text:line-break/></text:span></text:span><text:span text:style-name="Emphasis"><text:span text:style-name="T19">Every time the ship you fighting gets damaged, a small amount of salvage is left over to be picked up and can be recycled to make other better ship parts. You are also granted what was in the cargo at the time. </text:span></text:span></text:p>
      <text:p text:style-name="P4"><text:span text:style-name="T12"><text:line-break/></text:span><text:span text:style-name="T13">Penalty / obstructions</text:span><text:span text:style-name="Emphasis"><text:span text:style-name="T18"><text:line-break/></text:span></text:span><text:span text:style-name="Emphasis"><text:span text:style-name="T19">As the players ship gets bigger, it becomes less maneuverable and slow. If you are loosing a battle, it becomes less likely you will be able to fly away.</text:span></text:span></text:p>
      <text:p text:style-name="P4"><text:span text:style-name="T12"><text:line-break/></text:span><text:span text:style-name="T13">Story</text:span><text:span text:style-name="Emphasis"><text:span text:style-name="T18"><text:line-break/></text:span></text:span><text:span text:style-name="Emphasis"><text:span text:style-name="T19">After houndreds of years of technical advances, man was able to leave Earth and colonize to other planets. The Galaxy is filled with millions of Earth like planets. Human kind had no trouble at all thriving on the other planets. These new immigrants formed their own culture, made alliances with other planets, and went to way with others. </text:span></text:span></text:p>
      <text:p text:style-name="P4"><text:span text:style-name="T12"><text:line-break/></text:span><text:span text:style-name="T13">Character</text:span></text:p>
      <text:p text:style-name="P4"><text:span text:style-name="Emphasis"><text:span text:style-name="T11">&lt;will fill later&gt;</text:span></text:span><text:span text:style-name="Emphasis"><text:span text:style-name="T18"><text:line-break/></text:span></text:span><text:span text:style-name="Emphasis"><text:span text:style-name="T23">Copyright (C) 2013 Jon Rurka – All rights reserved<text:tab/><text:tab/><text:tab/><text:tab/><text:tab/><text:tab/><text:tab/>page 4</text:span></text:span></text:p>
      <text:p text:style-name="P4"><text:span text:style-name="Strong_20_Emphasis"><text:span text:style-name="T25"><text:line-break/></text:span></text:span><text:soft-page-break/><text:span text:style-name="Strong_20_Emphasis"><text:span text:style-name="T1">Visual Style</text:span></text:span><text:span text:style-name="Emphasis"><text:span text:style-name="T18"><text:line-break/>Description of the visual style. This section of the game design document is very important when the director is not the visual designer. Even when the same person, this section will be a great inspiration and motivator for the rest of the team, as well as help pitch the idea to any stakeholders.<text:line-break/>The section should include visual references as well as concept art of locations, sketches etc.</text:span></text:span></text:p>
      <text:p text:style-name="P4"><text:span text:style-name="T10"><text:line-break/></text:span><text:span text:style-name="T14">What type of graphics? give some links with examples of other games.</text:span></text:p>
      <text:p text:style-name="P4"><text:a xlink:type="simple" xlink:href="http://www.starfighterinfinity.com/">http://www.starfighterinfinity.com/</text:a><text:span text:style-name="T10"> </text:span></text:p>
      <text:p text:style-name="P4"><text:span text:style-name="T12"><text:line-break/></text:span><text:span text:style-name="T13">Game sc</text:span><text:span text:style-name="T13">reens</text:span><text:span text:style-name="Emphasis"><text:span text:style-name="T18"><text:line-break/>&lt;To Be completed&gt;</text:span></text:span></text:p>
      <text:p text:style-name="P4"><text:span text:style-name="Emphasis"><text:span text:style-name="T18">.</text:span></text:span><text:span text:style-name="T12"><text:line-break/>Assets</text:span></text:p>
      <text:p text:style-name="P5"><text:span text:style-name="T16">*Ship peice textures.</text:span></text:p>
      <text:p text:style-name="P5"><text:span text:style-name="T16">*sky box of space.</text:span></text:p>
      <text:p text:style-name="P5"><text:span text:style-name="T16">*Planets</text:span></text:p>
      <text:p text:style-name="P5"><text:span text:style-name="T16">*Drone ship models</text:span></text:p>
      <text:p text:style-name="P5"><text:span text:style-name="T16">*Drone ship textures.</text:span></text:p>
      <text:p text:style-name="P5"><text:span text:style-name="T16">*GUI textures</text:span></text:p>
      <text:p text:style-name="P5"><text:span text:style-name="T16">*explosion partical systems</text:span></text:p>
      <text:p text:style-name="P4"><text:span text:style-name="T12"><text:line-break/>User Interface</text:span><text:span text:style-name="Emphasis"><text:span text:style-name="T18"><text:line-break/>&lt;To be completed&gt;</text:span></text:span></text:p>
      <text:p text:style-name="P4"><text:span text:style-name="T12"><text:line-break/>Musical Scores and Sound Effects</text:span><text:span text:style-name="Emphasis"><text:span text:style-name="T18"><text:line-break/>&lt;To be completed</text:span></text:span>&gt;</text:p>
      <text:p text:style-name="P4"><text:span text:style-name="T23"/></text:p>
      <text:p text:style-name="P4"><text:span text:style-name="T23"/></text:p>
      <text:p text:style-name="P4"><text:span text:style-name="T23"/></text:p>
      <text:p text:style-name="P4"><text:span text:style-name="T23"/></text:p>
      <text:p text:style-name="P4"><text:span text:style-name="T23"/></text:p>
      <text:p text:style-name="P4"><text:span text:style-name="T23"/></text:p>
      <text:p text:style-name="P4"><text:span text:style-name="T23"/></text:p>
      <text:p text:style-name="P4"><text:span text:style-name="T23"/></text:p>
      <text:p text:style-name="P4"><text:span text:style-name="T23"/></text:p>
      <text:p text:style-name="P4"><text:span text:style-name="T23"/></text:p>
      <text:p text:style-name="P4"><text:span text:style-name="T23"/></text:p>
      <text:p text:style-name="P4"><text:span text:style-name="T23"/></text:p>
      <text:p text:style-name="P4"><text:span text:style-name="T23"/></text:p>
      <text:p text:style-name="P4"><text:span text:style-name="T23"/></text:p>
      <text:p text:style-name="P4"><text:span text:style-name="T23"/></text:p>
      <text:p text:style-name="P4"><text:span text:style-name="T23"/></text:p>
      <text:p text:style-name="P4"><text:span text:style-name="T23"/></text:p>
      <text:p text:style-name="P4"><text:span text:style-name="T23"/></text:p>
      <text:p text:style-name="P4"><text:span text:style-name="T23"/></text:p>
      <text:p text:style-name="P4"><text:span text:style-name="T23"/></text:p>
      <text:p text:style-name="P4"><text:span text:style-name="T23"/></text:p>
      <text:p text:style-name="P4"><text:span text:style-name="T23"/></text:p>
      <text:p text:style-name="P4"><text:span text:style-name="T23"/></text:p>
      <text:p text:style-name="P4"><text:span text:style-name="T23"><text:line-break/>Copyright (C) 2013 Jon Rurka – All rights reserved<text:tab/><text:tab/><text:tab/><text:tab/><text:tab/><text:tab/><text:tab/>page 5</text:span><text:span text:style-name="Strong_20_Emphasis"><text:span text:style-name="T25"><text:line-break/></text:span></text:span><text:soft-page-break/><text:span text:style-name="Strong_20_Emphasis"><text:span text:style-name="T1">Extra Miscellaneous Stuff</text:span></text:span><text:span text:style-name="T12"><text:line-break/>Overview</text:span><text:span text:style-name="T10"><text:line-break/>Drop anything you are working on and don’t have a good home for here.</text:span></text:p>
      <text:p text:style-name="P4"><text:span text:style-name="T12"><text:line-break/>Other Projects I am working on…</text:span><text:span text:style-name="Strong_20_Emphasis"><text:span text:style-name="T4"><text:line-break/>*</text:span></text:span><text:span text:style-name="Strong_20_Emphasis"><text:span text:style-name="T5">An MMORTS.</text:span></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T23"><text:line-break/>Copyright (C) 2013 Jon Rurka – All rights reserved<text:tab/><text:tab/><text:tab/><text:tab/><text:tab/><text:tab/><text:tab/>page 6</text:span><text:span text:style-name="Strong_20_Emphasis"><text:span text:style-name="T25"><text:line-break/></text:span></text:span><text:soft-page-break/><text:span text:style-name="Strong_20_Emphasis"><text:span text:style-name="T17">“</text:span></text:span><text:span text:style-name="Strong_20_Emphasis"><text:span text:style-name="T1">User Interface Appendix”</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24">Copyright (C) 2013 Jon Rurka – All rights reserved<text:tab/><text:tab/><text:tab/><text:tab/><text:tab/><text:tab/><text:tab/>page 7</text:span></text:span><text:span text:style-name="Strong_20_Emphasis"><text:span text:style-name="T1"><text:line-break/></text:span></text:span><text:soft-page-break/><text:span text:style-name="Strong_20_Emphasis"><text:span text:style-name="T1">“Other Appendix”</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pan text:style-name="T23">Copyright (C) 2013 Jon Rurka – All rights reserved<text:tab/><text:tab/><text:tab/><text:tab/><text:tab/><text:tab/><text:tab/>page 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Helvetica, sans-serif"/>
    <style:font-face style:name="Arial1" svg:font-family="Arial, 'Trebuchet MS', sans-serif, Tahoma, Verdana"/>
    <style:font-face style:name="OpenSymbol" svg:font-family="OpenSymbol"/>
    <style:font-face style:name="Tahoma1" svg:font-family="Tahoma"/>
    <style:font-face style:name="TimesNewRoman1" svg:font-family="TimesNewRoman"/>
    <style:font-face style:name="TimesNewRoman" svg:font-family="TimesNewRoman, Bold"/>
    <style:font-face style:name="TimesNewRoman2" svg:font-family="TimesNewRoman, Italic"/>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0M19S</meta:editing-duration>
    <meta:editing-cycles>3</meta:editing-cycles>
    <meta:generator>OpenOffice.org/3.4.1$Win32 OpenOffice.org_project/341m1$Build-9593</meta:generator>
    <dc:date>2013-05-01T18:23:26.82</dc:date>
    <meta:document-statistic meta:table-count="0" meta:image-count="0" meta:object-count="0" meta:page-count="9" meta:paragraph-count="61" meta:word-count="922" meta:character-count="7069"/>
    <meta:user-defined meta:name="Info 1"/>
    <meta:user-defined meta:name="Info 2"/>
    <meta:user-defined meta:name="Info 3"/>
    <meta:user-defined meta:name="Info 4"/>
  </office:meta>
</office:document-meta>
</file>